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iraCode Nerd Font" svg:font-family="'FiraCode Nerd Font'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2cm" fo:min-width="2.992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972cm" fo:min-width="2.675cm" loext:decorative="false"/>
    </style:style>
    <style:style style:name="gr3" style:family="graphic" style:parent-style-name="standard">
      <style:graphic-properties draw:textarea-vertical-align="middle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fill="gradient" draw:fill-gradient-name="Pastel_20_Bouquet" draw:gradient-step-count="0" draw:textarea-horizontal-align="justify" draw:textarea-vertical-align="middle" draw:auto-grow-height="false" fo:min-height="5.208cm" fo:min-width="7.343cm" draw:shadow="visible" draw:shadow-offset-x="0.102cm" draw:shadow-offset-y="0.102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86cm" fo:min-width="2.543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86cm" fo:min-width="1.747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468a1a" draw:textarea-horizontal-align="justify" draw:textarea-vertical-align="middle" draw:auto-grow-height="false" fo:min-height="0.613cm" fo:min-width="0.995cm" style:writing-mode="lr-tb" loext:decorative="false"/>
      <style:paragraph-properties style:writing-mode="lr-tb"/>
    </style:style>
    <style:style style:name="gr9" style:family="graphic" style:parent-style-name="standard">
      <style:graphic-properties draw:fill="gradient" draw:fill-gradient-name="Pastel_20_Bouquet" draw:gradient-step-count="0" draw:textarea-horizontal-align="justify" draw:textarea-vertical-align="top" draw:auto-grow-height="false" fo:min-height="10.227cm" fo:min-width="16.645cm" draw:shadow="visible" draw:shadow-offset-x="0.102cm" draw:shadow-offset-y="0.102cm" style:writing-mode="lr-tb" loext:decorative="false"/>
      <style:paragraph-properties style:writing-mode="lr-tb"/>
    </style:style>
    <style:style style:name="gr10" style:family="graphic" style:parent-style-name="standard">
      <style:graphic-properties draw:fill="gradient" draw:fill-gradient-name="Pastel_20_Bouquet" draw:gradient-step-count="0" draw:textarea-horizontal-align="justify" draw:textarea-vertical-align="top" draw:auto-grow-height="false" fo:min-height="8.64cm" fo:min-width="14.423cm" draw:shadow="visible" draw:shadow-offset-x="0.102cm" draw:shadow-offset-y="0.102cm" style:writing-mode="lr-tb" loext:decorative="false"/>
      <style:paragraph-properties style:writing-mode="lr-tb"/>
    </style:style>
    <style:style style:name="gr11" style:family="graphic" style:parent-style-name="standard">
      <style:graphic-properties draw:fill="gradient" draw:fill-gradient-name="Gradient_20_3" draw:gradient-step-count="0" draw:textarea-horizontal-align="justify" draw:textarea-vertical-align="top" draw:auto-grow-height="false" fo:min-height="1.02cm" fo:min-width="12.835cm" draw:shadow="visible" draw:shadow-offset-x="0.102cm" draw:shadow-offset-y="0.102cm" style:writing-mode="lr-tb" loext:decorative="false"/>
      <style:paragraph-properties style:writing-mode="lr-tb"/>
    </style:style>
    <style:style style:name="gr12" style:family="graphic" style:parent-style-name="standard">
      <style:graphic-properties draw:fill="gradient" draw:fill-gradient-name="Pastel_20_Bouquet" draw:gradient-step-count="0" draw:textarea-horizontal-align="justify" draw:textarea-vertical-align="top" draw:auto-grow-height="false" fo:min-height="7.687cm" fo:min-width="15.598cm" draw:shadow="visible" draw:shadow-offset-x="0.102cm" draw:shadow-offset-y="0.102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61cm" fo:min-width="1.809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468a1a" draw:textarea-horizontal-align="justify" draw:textarea-vertical-align="middle" draw:auto-grow-height="false" fo:min-height="0.611cm" fo:min-width="0.995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323cm" fo:min-width="1.839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vertical-align="middle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323cm" fo:min-width="2.157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ec9ba4" draw:textarea-horizontal-align="justify" draw:textarea-vertical-align="middle" draw:auto-grow-height="false" fo:min-height="0.611cm" fo:min-width="0.99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iraCode Nerd Font" fo:font-size="10pt" style:font-size-asian="10pt" style:font-size-complex="10pt"/>
    </style:style>
    <style:style style:name="P3" style:family="paragraph">
      <loext:graphic-properties draw:fill="gradient" draw:fill-gradient-name="Pastel_20_Bouquet" draw:gradient-step-count="0"/>
      <style:paragraph-properties fo:text-align="center" style:writing-mode="lr-tb"/>
      <style:text-properties style:font-name="FiraCode Nerd Font" fo:font-size="10pt" style:font-size-asian="10pt" style:font-size-complex="10pt"/>
    </style:style>
    <style:style style:name="P4" style:family="paragraph">
      <style:paragraph-properties fo:text-align="center"/>
      <style:text-properties style:font-name="FiraCode Nerd Font" fo:font-size="8pt" style:font-size-asian="8pt" style:font-size-complex="8pt"/>
    </style:style>
    <style:style style:name="P5" style:family="paragraph">
      <style:paragraph-properties fo:text-align="center" style:writing-mode="lr-tb"/>
      <style:text-properties style:font-name="FiraCode Nerd Font" fo:font-size="8pt" style:font-size-asian="8pt" style:font-size-complex="8pt"/>
    </style:style>
    <style:style style:name="P6" style:family="paragraph">
      <style:paragraph-properties fo:text-align="center"/>
      <style:text-properties style:font-name="FiraCode Nerd Font" fo:font-size="6pt" style:font-size-asian="8pt" style:font-size-complex="8pt"/>
    </style:style>
    <style:style style:name="P7" style:family="paragraph">
      <loext:graphic-properties draw:fill-color="#468a1a"/>
      <style:paragraph-properties fo:text-align="center" style:writing-mode="lr-tb"/>
      <style:text-properties style:font-name="FiraCode Nerd Font" fo:font-size="6pt" style:font-size-asian="8pt" style:font-size-complex="8pt"/>
    </style:style>
    <style:style style:name="P8" style:family="paragraph">
      <loext:graphic-properties draw:fill="gradient" draw:fill-gradient-name="Gradient_20_3" draw:gradient-step-count="0"/>
      <style:paragraph-properties fo:text-align="center" style:writing-mode="lr-tb"/>
      <style:text-properties style:font-name="FiraCode Nerd Font" fo:font-size="10pt" style:font-size-asian="10pt" style:font-size-complex="10pt"/>
    </style:style>
    <style:style style:name="P9" style:family="paragraph">
      <style:paragraph-properties fo:text-align="start"/>
      <style:text-properties fo:font-size="6pt"/>
    </style:style>
    <style:style style:name="P10" style:family="paragraph">
      <loext:graphic-properties draw:fill-color="#ec9ba4"/>
      <style:paragraph-properties fo:text-align="center" style:writing-mode="lr-tb"/>
      <style:text-properties style:font-name="FiraCode Nerd Font" fo:font-size="6pt" style:font-size-asian="8pt" style:font-size-complex="8pt"/>
    </style:style>
    <style:style style:name="T1" style:family="text">
      <style:text-properties style:font-name="FiraCode Nerd Font" fo:font-size="10pt" style:font-size-asian="10pt" style:font-size-complex="10pt"/>
    </style:style>
    <style:style style:name="T2" style:family="text">
      <style:text-properties style:font-name="FiraCode Nerd Font" fo:font-size="8pt" style:font-size-asian="8pt" style:font-size-complex="8pt"/>
    </style:style>
    <style:style style:name="T3" style:family="text">
      <style:text-properties style:font-name="FiraCode Nerd Font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92cm" svg:height="2.222cm" svg:x="3.222cm" svg:y="5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175cm" svg:height="2.222cm" svg:x="12.43cm" svg:y="2.58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714cm" svg:y1="6.239cm" svg:x2="12.43cm" svg:y2="3.699cm" draw:start-shape="id1" draw:start-glue-point="1" draw:end-shape="id2" draw:end-glue-point="3" svg:d="M6714 6239h2858v-2540h2858" svg:viewBox="0 0 5717 2541">
          <text:p/>
        </draw:connector>
        <draw:custom-shape draw:style-name="gr1" draw:text-style-name="P1" xml:id="id3" draw:id="id3" draw:layer="layout" svg:width="3.492cm" svg:height="2.222cm" svg:x="2.588cm" svg:y="9.25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08cm" svg:y1="10.366cm" svg:x2="14.017cm" svg:y2="4.81cm" draw:start-shape="id3" draw:start-glue-point="1" draw:end-shape="id2" draw:end-glue-point="2" svg:d="M6080 10366h7937v-5556" svg:viewBox="0 0 7938 5557">
          <text:p/>
        </draw:connector>
        <draw:g draw:style-name="gr4">
          <draw:custom-shape draw:name="Shape 7" draw:style-name="gr5" draw:text-style-name="P3" draw:layer="layout" svg:width="7.843cm" svg:height="5.458cm" svg:x="1.729cm" svg:y="12.112cm">
            <text:p text:style-name="P2"><text:span text:style-name="T1">Wifi Zone</text:span></text:p>
            <draw:enhanced-geometry svg:viewBox="0 0 21600 21600" draw:type="rectangle" draw:enhanced-path="M 0 0 L 21600 0 21600 21600 0 21600 0 0 Z N"/>
          </draw:custom-shape>
          <draw:custom-shape draw:name="Shape 1" draw:style-name="gr5" draw:text-style-name="P3" draw:layer="layout" svg:width="7.843cm" svg:height="5.458cm" svg:x="9.984cm" svg:y="12.112cm">
            <text:p text:style-name="P2"><text:span text:style-name="T1">EspNow Zone</text:span></text:p>
            <draw:enhanced-geometry svg:viewBox="0 0 21600 21600" draw:type="rectangle" draw:enhanced-path="M 0 0 L 21600 0 21600 21600 0 21600 0 0 Z N"/>
          </draw:custom-shape>
          <draw:custom-shape draw:name="Shape 3" draw:style-name="gr6" draw:text-style-name="P5" xml:id="id5" draw:id="id5" draw:layer="layout" svg:width="3.197cm" svg:height="1.59cm" svg:x="8.087cm" svg:y="13.681cm">
            <text:p text:style-name="P4"><text:span text:style-name="T2">Gateway No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4" draw:style-name="gr7" draw:text-style-name="P5" xml:id="id6" draw:id="id6" draw:layer="layout" svg:width="2.401cm" svg:height="1.59cm" svg:x="12.747cm" svg:y="12.427cm">
            <text:p text:style-name="P4"><text:span text:style-name="T2">Sensor No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5" draw:style-name="gr7" draw:text-style-name="P5" xml:id="id4" draw:id="id4" draw:layer="layout" svg:width="2.401cm" svg:height="1.59cm" svg:x="2.247cm" svg:y="12.639cm">
            <text:p text:style-name="P4"><text:span text:style-name="T2">MQTT Ser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7" draw:text-style-name="P5" xml:id="id7" draw:id="id7" draw:layer="layout" svg:width="2.401cm" svg:height="1.59cm" svg:x="2.247cm" svg:y="15.898cm">
            <text:p text:style-name="P4"><text:span text:style-name="T2">Home</text:span></text:p>
            <text:p text:style-name="P4"><text:span text:style-name="T2">Assista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svg:x1="4.648cm" svg:y1="13.434cm" svg:x2="8.087cm" svg:y2="14.476cm" draw:start-shape="id4" draw:start-glue-point="1" draw:end-shape="id5" draw:end-glue-point="3" svg:d="M4648 13434h1719v1042h1720" svg:viewBox="0 0 3440 1043">
            <text:p/>
          </draw:connector>
          <draw:connector draw:style-name="gr3" draw:text-style-name="P1" draw:layer="layout" svg:x1="11.284cm" svg:y1="14.476cm" svg:x2="12.747cm" svg:y2="13.222cm" draw:start-shape="id5" draw:start-glue-point="1" draw:end-shape="id6" draw:end-glue-point="3" svg:d="M11284 14476h731v-1254h732" svg:viewBox="0 0 1464 1255">
            <text:p/>
          </draw:connector>
          <draw:connector draw:style-name="gr3" draw:text-style-name="P1" draw:layer="layout" svg:x1="3.447cm" svg:y1="15.898cm" svg:x2="3.447cm" svg:y2="14.229cm" draw:start-shape="id7" draw:start-glue-point="0" draw:end-shape="id4" draw:end-glue-point="2" svg:d="M3447 15898v-1669" svg:viewBox="0 0 1 1670">
            <text:p/>
          </draw:connector>
          <draw:custom-shape draw:name="Shape 2" draw:style-name="gr8" draw:text-style-name="P7" xml:id="id8" draw:id="id8" draw:layer="layout" svg:width="1.587cm" svg:height="0.955cm" svg:x="15.923cm" svg:y="12.745cm">
            <text:p text:style-name="P6"><text:span text:style-name="T3">Sensor</text:span></text:p>
            <text:p text:style-name="P6"><text:span text:style-name="T3">(HW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svg:x1="15.148cm" svg:y1="13.222cm" svg:x2="15.923cm" svg:y2="13.222cm" draw:start-shape="id6" draw:start-glue-point="1" draw:end-shape="id8" draw:end-glue-point="3" svg:d="M15148 13222h775" svg:viewBox="0 0 776 1">
            <text:p/>
          </draw:connector>
          <draw:custom-shape draw:name="Shape 8" draw:style-name="gr7" draw:text-style-name="P5" xml:id="id9" draw:id="id9" draw:layer="layout" svg:width="2.401cm" svg:height="1.59cm" svg:x="12.747cm" svg:y="15.605cm">
            <text:p text:style-name="P4"><text:span text:style-name="T2">Actuator</text:span></text:p>
            <text:p text:style-name="P4"><text:span text:style-name="T2">No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svg:x1="11.284cm" svg:y1="14.476cm" svg:x2="12.747cm" svg:y2="16.4cm" draw:end-shape="id9" draw:end-glue-point="3" svg:d="M11284 14476h481v1924h982" svg:viewBox="0 0 1464 1925">
            <text:p/>
          </draw:connector>
          <draw:connector draw:style-name="gr3" draw:text-style-name="P1" draw:layer="layout" svg:x1="15.148cm" svg:y1="16.4cm" svg:x2="15.923cm" svg:y2="16.4cm" draw:start-shape="id9" draw:start-glue-point="1" draw:end-shape="id10" draw:end-glue-point="3" svg:d="M15148 16400h775" svg:viewBox="0 0 776 1">
            <text:p/>
          </draw:connector>
          <draw:custom-shape draw:name="Shape 9" draw:style-name="gr8" draw:text-style-name="P7" xml:id="id10" draw:id="id10" draw:layer="layout" svg:width="1.587cm" svg:height="0.955cm" svg:x="15.923cm" svg:y="15.923cm">
            <text:p text:style-name="P6"><text:span text:style-name="T3">Actuator</text:span></text:p>
            <text:p text:style-name="P6"><text:span text:style-name="T3">(HW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" draw:style-name="dp1" draw:master-page-name="Default">
        <draw:custom-shape draw:name="Shape 1" draw:style-name="gr5" draw:text-style-name="P3" draw:layer="layout" svg:width="7.843cm" svg:height="5.458cm" svg:x="9.89cm" svg:y="19.037cm">
          <text:p text:style-name="P2"><text:span text:style-name="T1">EspNow Zone</text:span></text:p>
          <draw:enhanced-geometry svg:viewBox="0 0 21600 21600" draw:type="rectangle" draw:enhanced-path="M 0 0 L 21600 0 21600 21600 0 21600 0 0 Z N"/>
        </draw:custom-shape>
        <draw:custom-shape draw:name="Shape 3" draw:style-name="gr6" draw:text-style-name="P5" xml:id="id12" draw:id="id12" draw:layer="layout" svg:width="3.197cm" svg:height="1.59cm" svg:x="7.993cm" svg:y="20.606cm">
          <text:p text:style-name="P4"><text:span text:style-name="T2">Gateway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4" draw:style-name="gr7" draw:text-style-name="P5" xml:id="id13" draw:id="id13" draw:layer="layout" svg:width="2.401cm" svg:height="1.59cm" svg:x="12.653cm" svg:y="19.352cm">
          <text:p text:style-name="P4"><text:span text:style-name="T2">Sensor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5" draw:style-name="gr7" draw:text-style-name="P5" xml:id="id11" draw:id="id11" draw:layer="layout" svg:width="2.401cm" svg:height="1.59cm" svg:x="2.153cm" svg:y="19.564cm">
          <text:p text:style-name="P4"><text:span text:style-name="T2">MQT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6" draw:style-name="gr7" draw:text-style-name="P5" xml:id="id14" draw:id="id14" draw:layer="layout" svg:width="2.401cm" svg:height="1.59cm" svg:x="2.153cm" svg:y="22.823cm">
          <text:p text:style-name="P4"><text:span text:style-name="T2">Home</text:span></text:p>
          <text:p text:style-name="P4"><text:span text:style-name="T2">Ass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554cm" svg:y1="20.359cm" svg:x2="7.993cm" svg:y2="21.401cm" draw:start-shape="id11" draw:start-glue-point="1" draw:end-shape="id12" draw:end-glue-point="3" svg:d="M4554 20359h1719v1042h1720" svg:viewBox="0 0 3440 1043">
          <text:p/>
        </draw:connector>
        <draw:connector draw:style-name="gr3" draw:text-style-name="P1" draw:layer="layout" svg:x1="11.19cm" svg:y1="21.401cm" svg:x2="12.653cm" svg:y2="20.147cm" draw:start-shape="id12" draw:start-glue-point="1" draw:end-shape="id13" draw:end-glue-point="3" svg:d="M11190 21401h731v-1254h732" svg:viewBox="0 0 1464 1255">
          <text:p/>
        </draw:connector>
        <draw:connector draw:style-name="gr3" draw:text-style-name="P1" draw:layer="layout" svg:x1="3.353cm" svg:y1="22.823cm" svg:x2="3.353cm" svg:y2="21.154cm" draw:start-shape="id14" draw:start-glue-point="0" draw:end-shape="id11" draw:end-glue-point="2" svg:d="M3353 22823v-1669" svg:viewBox="0 0 1 1670">
          <text:p/>
        </draw:connector>
        <draw:custom-shape draw:name="Shape 2" draw:style-name="gr8" draw:text-style-name="P7" xml:id="id15" draw:id="id15" draw:layer="layout" svg:width="1.587cm" svg:height="0.955cm" svg:x="15.829cm" svg:y="19.67cm">
          <text:p text:style-name="P6"><text:span text:style-name="T3">Sensor</text:span></text:p>
          <text:p text:style-name="P6"><text:span text:style-name="T3">(HW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5.054cm" svg:y1="20.147cm" svg:x2="15.829cm" svg:y2="20.147cm" draw:start-shape="id13" draw:start-glue-point="1" draw:end-shape="id15" draw:end-glue-point="3" svg:d="M15054 20147h775" svg:viewBox="0 0 776 1">
          <text:p/>
        </draw:connector>
        <draw:custom-shape draw:name="Shape 8" draw:style-name="gr7" draw:text-style-name="P5" xml:id="id16" draw:id="id16" draw:layer="layout" svg:width="2.401cm" svg:height="1.59cm" svg:x="12.653cm" svg:y="22.53cm">
          <text:p text:style-name="P4"><text:span text:style-name="T2">Actuator</text:span></text:p>
          <text:p text:style-name="P4"><text:span text:style-name="T2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1.19cm" svg:y1="21.401cm" svg:x2="12.653cm" svg:y2="23.325cm" draw:end-shape="id16" draw:end-glue-point="3" svg:d="M11190 21401h481v1924h982" svg:viewBox="0 0 1464 1925">
          <text:p/>
        </draw:connector>
        <draw:connector draw:style-name="gr3" draw:text-style-name="P1" draw:layer="layout" svg:x1="15.054cm" svg:y1="23.325cm" svg:x2="15.829cm" svg:y2="23.325cm" draw:start-shape="id16" draw:start-glue-point="1" draw:end-shape="id17" draw:end-glue-point="3" svg:d="M15054 23325h775" svg:viewBox="0 0 776 1">
          <text:p/>
        </draw:connector>
        <draw:custom-shape draw:name="Shape 9" draw:style-name="gr8" draw:text-style-name="P7" xml:id="id17" draw:id="id17" draw:layer="layout" svg:width="1.587cm" svg:height="0.955cm" svg:x="15.829cm" svg:y="22.848cm">
          <text:p text:style-name="P6"><text:span text:style-name="T3">Actuator</text:span></text:p>
          <text:p text:style-name="P6"><text:span text:style-name="T3">(HW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>
          <draw:custom-shape draw:name="Shape 7" draw:style-name="gr9" draw:text-style-name="P3" draw:layer="layout" svg:width="17.145cm" svg:height="10.477cm" svg:x="1.952cm" svg:y="2.905cm">
            <text:p text:style-name="P2"><text:span text:style-name="T1">Linux 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Shape 10" draw:style-name="gr10" draw:text-style-name="P3" draw:layer="layout" svg:width="14.923cm" svg:height="8.89cm" svg:x="3.54cm" svg:y="4.175cm">
            <text:p text:style-name="P2"><text:span text:style-name="T1">Docker Eng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Shape 11" draw:style-name="gr11" draw:text-style-name="P8" draw:layer="layout" svg:width="13.335cm" svg:height="1.27cm" svg:x="4.81cm" svg:y="5.127cm">
            <text:p text:style-name="P2"><text:span text:style-name="T1">Mosquitto MQTT 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Shape 12" draw:style-name="gr11" draw:text-style-name="P8" draw:layer="layout" svg:width="13.335cm" svg:height="1.27cm" svg:x="4.81cm" svg:y="6.715cm">
            <text:p text:style-name="P2"><text:span text:style-name="T1">Homepage 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Shape 13" draw:style-name="gr11" draw:text-style-name="P8" draw:layer="layout" svg:width="13.335cm" svg:height="1.27cm" svg:x="4.81cm" svg:y="8.302cm">
            <text:p text:style-name="P2"><text:span text:style-name="T1">Home Assistant 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Shape 14" draw:style-name="gr11" draw:text-style-name="P8" draw:layer="layout" svg:width="13.335cm" svg:height="1.27cm" svg:x="4.81cm" svg:y="9.89cm">
            <text:p text:style-name="P2"><text:span text:style-name="T1">Node Red 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Shape 15" draw:style-name="gr11" draw:text-style-name="P8" draw:layer="layout" svg:width="13.335cm" svg:height="1.27cm" svg:x="4.81cm" svg:y="11.477cm">
            <text:p text:style-name="P2"><text:span text:style-name="T1">Portainer 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name="Shape 24" draw:style-name="gr6" draw:text-style-name="P5" xml:id="id19" draw:id="id19" draw:layer="layout" svg:width="3.197cm" svg:height="1.59cm" svg:x="12.43cm" svg:y="18.46cm">
          <text:p text:style-name="P4"><text:span text:style-name="T2">Gateway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6" draw:style-name="gr7" draw:text-style-name="P5" xml:id="id18" draw:id="id18" draw:layer="layout" svg:width="2.401cm" svg:height="1.59cm" svg:x="2.153cm" svg:y="19.564cm">
          <text:p text:style-name="P4"><text:span text:style-name="T2">MQTT </text:span><text:span text:style-name="T2">Serve</text:span><text:span text:style-name="T2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7" draw:style-name="gr7" draw:text-style-name="P5" xml:id="id20" draw:id="id20" draw:layer="layout" svg:width="2.401cm" svg:height="1.59cm" svg:x="2.153cm" svg:y="22.823cm">
          <text:p text:style-name="P4"><text:span text:style-name="T2">Home</text:span></text:p>
          <text:p text:style-name="P4"><text:span text:style-name="T2">Ass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554cm" svg:y1="20.359cm" svg:x2="12.43cm" svg:y2="19.255cm" draw:start-shape="id18" draw:start-glue-point="1" draw:end-shape="id19" draw:end-glue-point="3" svg:d="M4554 20359h3938v-1104h3938" svg:viewBox="0 0 7877 1105">
          <text:p/>
        </draw:connector>
        <draw:connector draw:style-name="gr3" draw:text-style-name="P1" draw:layer="layout" svg:x1="3.353cm" svg:y1="22.823cm" svg:x2="3.353cm" svg:y2="21.154cm" draw:start-shape="id20" draw:start-glue-point="0" draw:end-shape="id18" draw:end-glue-point="2" svg:d="M3353 22823v-1669" svg:viewBox="0 0 1 1670">
          <text:p/>
        </draw:connector>
        <draw:custom-shape draw:name="Shape 30" draw:style-name="gr8" draw:text-style-name="P7" draw:layer="layout" svg:width="1.587cm" svg:height="0.955cm" svg:x="15.829cm" svg:y="22.848cm">
          <text:p text:style-name="P6"><text:span text:style-name="T3">Actuator</text:span></text:p>
          <text:p text:style-name="P6"><text:span text:style-name="T3">(HW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>
          <draw:custom-shape draw:name="Shape 23" draw:style-name="gr12" draw:text-style-name="P3" draw:layer="layout" svg:width="16.098cm" svg:height="7.937cm" svg:x="1.952cm" svg:y="8.62cm">
            <text:p text:style-name="P2"><text:span text:style-name="T1">Class </text:span><text:span text:style-name="T1">Overview</text:span></text:p>
            <draw:enhanced-geometry svg:viewBox="0 0 21600 21600" draw:type="rectangle" draw:enhanced-path="M 0 0 L 21600 0 21600 21600 0 21600 0 0 Z N"/>
          </draw:custom-shape>
          <draw:custom-shape draw:name="Shape 25" draw:style-name="gr13" draw:text-style-name="P5" xml:id="id21" draw:id="id21" draw:layer="layout" svg:width="2.401cm" svg:height="0.952cm" svg:x="8.759cm" svg:y="9.255cm">
            <text:p text:style-name="P4"><text:span text:style-name="T2">&lt;Abstract&gt; No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svg:x1="9.959cm" svg:y1="10.207cm" svg:x2="5cm" svg:y2="11.217cm" draw:start-shape="id21" draw:start-glue-point="2" draw:end-shape="id22" draw:end-glue-point="0" svg:d="M9959 10207v505h-4959v505" svg:viewBox="0 0 4960 1011">
            <text:p/>
          </draw:connector>
          <draw:custom-shape draw:name="Shape 28" draw:style-name="gr14" draw:text-style-name="P7" xml:id="id23" draw:id="id23" draw:layer="layout" svg:width="1.587cm" svg:height="0.953cm" svg:x="3.222cm" svg:y="13.065cm">
            <text:p text:style-name="P6"><text:span text:style-name="T3">Sensor</text:span></text:p>
            <text:p text:style-name="P6"><text:span text:style-name="T3">(HW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9" draw:style-name="gr15" draw:text-style-name="P5" xml:id="id22" draw:id="id22" draw:layer="layout" svg:width="2.401cm" svg:height="0.635cm" svg:x="3.8cm" svg:y="11.217cm">
            <text:p text:style-name="P4"><text:span text:style-name="T2">SensorNo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6" draw:text-style-name="P9" draw:layer="layout" svg:x1="4.015cm" svg:y1="13.065cm" svg:x2="5cm" svg:y2="11.852cm" draw:start-shape="id23" draw:start-glue-point="0" draw:end-shape="id22" draw:end-glue-point="2" svg:d="M4015 13065v-607h985v-606" svg:viewBox="0 0 986 1214">
            <text:p text:style-name="P9">uses</text:p>
          </draw:connector>
          <draw:connector draw:style-name="gr3" draw:text-style-name="P1" draw:layer="layout" draw:line-skew="0.251cm" svg:x1="9.959cm" svg:y1="10.207cm" svg:x2="9.482cm" svg:y2="11.477cm" draw:end-shape="id24" draw:end-glue-point="0" svg:d="M9959 10207v635h-477v635" svg:viewBox="0 0 478 1271">
            <text:p/>
          </draw:connector>
          <draw:custom-shape draw:name="Shape 16" draw:style-name="gr17" draw:text-style-name="P5" xml:id="id24" draw:id="id24" draw:layer="layout" svg:width="2.719cm" svg:height="0.635cm" svg:x="8.123cm" svg:y="11.477cm">
            <text:p text:style-name="P4"><text:span text:style-name="T2">ActuatorNo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draw:line-skew="0.409cm" svg:x1="9.959cm" svg:y1="10.207cm" svg:x2="14.741cm" svg:y2="11.16cm" draw:end-shape="id25" draw:end-glue-point="0" svg:d="M9959 10207v635h4782v318" svg:viewBox="0 0 4783 954">
            <text:p/>
          </draw:connector>
          <draw:custom-shape draw:name="Shape 17" draw:style-name="gr17" draw:text-style-name="P5" xml:id="id25" draw:id="id25" draw:layer="layout" svg:width="2.719cm" svg:height="0.635cm" svg:x="13.382cm" svg:y="11.16cm">
            <text:p text:style-name="P4"><text:span text:style-name="T2">GateWa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8" draw:style-name="gr18" draw:text-style-name="P10" xml:id="id26" draw:id="id26" draw:layer="layout" svg:width="1.587cm" svg:height="0.953cm" svg:x="9.255cm" svg:y="15.287cm">
            <text:p text:style-name="P6"><text:span text:style-name="T3">Wifi</text:span></text:p>
            <text:p text:style-name="P6"><text:span text:style-name="T3">(HW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6" draw:text-style-name="P9" draw:layer="layout" svg:x1="10.048cm" svg:y1="15.287cm" svg:x2="5cm" svg:y2="11.852cm" draw:start-shape="id26" draw:start-glue-point="0" svg:d="M10048 15287v-1968h-5048v-1467" svg:viewBox="0 0 5049 3436">
            <text:p text:style-name="P9">uses</text:p>
          </draw:connector>
          <draw:connector draw:style-name="gr16" draw:text-style-name="P9" draw:layer="layout" svg:x1="10.048cm" svg:y1="15.288cm" svg:x2="9.482cm" svg:y2="12.112cm" draw:end-shape="id24" draw:end-glue-point="2" svg:d="M10048 15288v-1337h-566v-1839" svg:viewBox="0 0 567 3177">
            <text:p text:style-name="P9">uses</text:p>
          </draw:connector>
          <draw:connector draw:style-name="gr16" draw:text-style-name="P9" draw:layer="layout" svg:x1="10.048cm" svg:y1="15.288cm" svg:x2="14.741cm" svg:y2="11.795cm" draw:end-shape="id25" draw:end-glue-point="2" svg:d="M10048 15288v-1496h4693v-1997" svg:viewBox="0 0 4694 3494">
            <text:p text:style-name="P9">uses</text:p>
          </draw:connector>
          <draw:custom-shape draw:name="Shape 19" draw:style-name="gr18" draw:text-style-name="P10" draw:layer="layout" svg:width="1.587cm" svg:height="0.953cm" svg:x="11.16cm" svg:y="15.287cm">
            <text:p text:style-name="P6"><text:span text:style-name="T3">ESPNow</text:span></text:p>
            <text:p text:style-name="P6"><text:span text:style-name="T3">(HW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iraCode Nerd Font" svg:font-family="'FiraCode Nerd Font'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77bc65" draw:end-color="#ffd7d7" draw:start-intensity="100%" draw:end-intensity="100%" draw:angle="30deg" draw:border="0%">
      <loext:gradient-stop svg:offset="0" loext:color-type="rgb" loext:color-value="#77bc65"/>
      <loext:gradient-stop svg:offset="1" loext:color-type="rgb" loext:color-value="#ffd7d7"/>
    </draw:gradient>
    <draw:gradient draw:name="Gradient_20_2" draw:display-name="Gradient 2" draw:style="linear" draw:start-color="#dee7e5" draw:end-color="#ffd7d7" draw:start-intensity="100%" draw:end-intensity="100%" draw:angle="30deg" draw:border="0%">
      <loext:gradient-stop svg:offset="0" loext:color-type="rgb" loext:color-value="#dee7e5"/>
      <loext:gradient-stop svg:offset="1" loext:color-type="rgb" loext:color-value="#ffd7d7"/>
    </draw:gradient>
    <draw:gradient draw:name="Gradient_20_3" draw:display-name="Gradient 3" draw:style="linear" draw:start-color="#b3cac7" draw:end-color="#ffd7d7" draw:start-intensity="100%" draw:end-intensity="100%" draw:angle="30deg" draw:border="0%">
      <loext:gradient-stop svg:offset="0" loext:color-type="rgb" loext:color-value="#b3cac7"/>
      <loext:gradient-stop svg:offset="1" loext:color-type="rgb" loext:color-value="#ffd7d7"/>
    </draw:gradient>
    <draw:gradient draw:name="Pastel_20_Bouquet" draw:display-name="Pastel Bouquet" draw:style="linear" draw:start-color="#afd095" draw:end-color="#ffd7d7" draw:start-intensity="100%" draw:end-intensity="100%" draw:angle="30deg" draw:border="0%">
      <loext:gradient-stop svg:offset="0" loext:color-type="rgb" loext:color-value="#afd095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Noto Sans CJK SC" style:font-family-asian="'Noto Sans CJK SC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2pt" fo:font-weight="bold" style:font-name-asian="Noto Sans CJK SC" style:font-family-asian="'Noto Sans CJK SC'" style:font-pitch-asian="variable" style:font-size-asian="12pt" style:font-weight-asian="bold" style:font-name-complex="Liberation Sans1" style:font-family-complex="'Liberation Sans', Arial" style:font-family-generic-complex="swiss" style:font-pitch-complex="variable" style:font-size-complex="12pt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_20_Contents" style:display-name="Fram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11:16:39.606324621</meta:creation-date>
    <dc:date>2025-06-15T13:39:24.576330119</dc:date>
    <meta:editing-duration>PT26M10S</meta:editing-duration>
    <meta:editing-cycles>2</meta:editing-cycles>
    <meta:generator>LibreOffice/24.2.7.2$Linux_X86_64 LibreOffice_project/420$Build-2</meta:generator>
    <meta:document-statistic meta:object-count="65"/>
  </office:meta>
</office:document-meta>
</file>